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in Modern Math2" svg:font-family="'Latin Modern Math'" style:font-adornments="Regular"/>
    <style:font-face style:name="Lohit Devanagari1" svg:font-family="'Lohit Devanagari'"/>
    <style:font-face style:name="Ubuntu Mono" svg:font-family="'Ubuntu Mono'" style:font-pitch="fixed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4.4375in" table:align="left" style:writing-mode="page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2.2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none" fo:border-right="0.05pt solid #000000" fo:border-top="none" fo:border-bottom="none"/>
    </style:style>
    <style:style style:name="Table1.C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ubtitle">
      <style:text-properties officeooo:rsid="0011713a" officeooo:paragraph-rsid="0011713a"/>
    </style:style>
    <style:style style:name="P2" style:family="paragraph" style:parent-style-name="Table_20_Contents">
      <style:paragraph-properties fo:text-align="start" style:justify-single-word="false"/>
      <style:text-properties fo:font-size="16pt" officeooo:rsid="0011713a" officeooo:paragraph-rsid="0011713a" style:font-size-asian="16pt" style:font-size-complex="16pt"/>
    </style:style>
    <style:style style:name="P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font-size="16pt" officeooo:rsid="0011713a" officeooo:paragraph-rsid="0011713a" style:font-size-asian="16pt" style:font-size-complex="16pt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.0575in" loext:contextual-spacing="false" fo:line-height="120%" fo:text-align="justify" style:justify-single-word="false" fo:text-indent="0in" style:auto-text-indent="false" fo:background-color="transparent" style:writing-mode="page"/>
      <style:text-properties officeooo:rsid="0036c5a5" officeooo:paragraph-rsid="0036c5a5"/>
    </style:style>
    <style:style style:name="P5" style:family="paragraph" style:parent-style-name="Text_20_body">
      <style:text-properties officeooo:rsid="0011713a" officeooo:paragraph-rsid="0011713a"/>
    </style:style>
    <style:style style:name="P6" style:family="paragraph" style:parent-style-name="Text_20_body">
      <style:paragraph-properties fo:text-align="start" style:justify-single-word="false"/>
      <style:text-properties officeooo:rsid="0011713a" officeooo:paragraph-rsid="0011713a"/>
    </style:style>
    <style:style style:name="P7" style:family="paragraph" style:parent-style-name="Text_20_body">
      <style:text-properties officeooo:paragraph-rsid="0013543b"/>
    </style:style>
    <style:style style:name="P8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6pt" fo:font-weight="bold" officeooo:rsid="001a7c0e" officeooo:paragraph-rsid="001a7c0e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6pt" fo:font-weight="bold" officeooo:paragraph-rsid="0011713a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officeooo:paragraph-rsid="003a4692"/>
    </style:style>
    <style:style style:name="P12" style:family="paragraph" style:parent-style-name="Title">
      <style:text-properties officeooo:rsid="0010498f" officeooo:paragraph-rsid="0010498f"/>
    </style:style>
    <style:style style:name="P13" style:family="paragraph" style:parent-style-name="Text_20_body" style:list-style-name="L1">
      <style:text-properties style:font-name="Ubuntu Mono" officeooo:rsid="0036c5a5" officeooo:paragraph-rsid="0036c5a5"/>
    </style:style>
    <style:style style:name="P14" style:family="paragraph" style:parent-style-name="Text_20_body" style:list-style-name="L1">
      <style:text-properties style:font-name="Ubuntu Mono" officeooo:paragraph-rsid="0036c5a5"/>
    </style:style>
    <style:style style:name="P15" style:family="paragraph" style:parent-style-name="Text_20_body" style:list-style-name="L2">
      <style:paragraph-properties fo:text-align="start" style:justify-single-word="false"/>
      <style:text-properties style:font-name="Ubuntu Mono" officeooo:rsid="003a4692" officeooo:paragraph-rsid="003a4692"/>
    </style:style>
    <style:style style:name="P16" style:family="paragraph" style:parent-style-name="Text_20_body">
      <style:paragraph-properties fo:text-align="start" style:justify-single-word="false"/>
      <style:text-properties style:font-name="Ubuntu Mono" officeooo:rsid="003a4692" officeooo:paragraph-rsid="003a4692"/>
    </style:style>
    <style:style style:name="P17" style:family="paragraph" style:parent-style-name="Text_20_body" style:list-style-name="L2">
      <style:paragraph-properties fo:text-align="justify" style:justify-single-word="false"/>
      <style:text-properties style:text-position="0% 100%" style:font-name="Latin Modern Math" fo:font-size="12pt" fo:font-weight="normal" officeooo:rsid="00375102" officeooo:paragraph-rsid="00375102" style:font-name-asian="Latin Modern Math2" style:font-size-asian="12pt" style:font-weight-asian="normal" style:font-name-complex="Latin Modern Math2" style:font-size-complex="12pt" style:font-weight-complex="normal"/>
    </style:style>
    <style:style style:name="P18" style:family="paragraph" style:parent-style-name="Text_20_body">
      <style:text-properties officeooo:paragraph-rsid="003bbe45"/>
    </style:style>
    <style:style style:name="P19" style:family="paragraph" style:parent-style-name="Text_20_body">
      <style:text-properties style:font-name="Ubuntu Mono" officeooo:rsid="003d4749" officeooo:paragraph-rsid="003e7fc6"/>
    </style:style>
    <style:style style:name="P20" style:family="paragraph" style:parent-style-name="Text_20_body">
      <style:paragraph-properties fo:text-align="justify" style:justify-single-word="false"/>
      <style:text-properties style:font-name="Latin Modern Math" officeooo:rsid="003d4749" officeooo:paragraph-rsid="003d4749"/>
    </style:style>
    <style:style style:name="P21" style:family="paragraph" style:parent-style-name="Text_20_body" style:list-style-name="L1">
      <style:paragraph-properties fo:margin-top="0.0398in" fo:margin-bottom="0.0575in" loext:contextual-spacing="false"/>
      <style:text-properties officeooo:rsid="0036c5a5" officeooo:paragraph-rsid="0036c5a5"/>
    </style:style>
    <style:style style:name="P22" style:family="paragraph" style:parent-style-name="Text_20_body" style:list-style-name="L1">
      <style:paragraph-properties fo:margin-top="0.0398in" fo:margin-bottom="0.0575in" loext:contextual-spacing="false"/>
      <style:text-properties style:font-name="Latin Modern Math" officeooo:rsid="0036c5a5" officeooo:paragraph-rsid="0036c5a5"/>
    </style:style>
    <style:style style:name="P23" style:family="paragraph" style:parent-style-name="Text_20_body" style:list-style-name="L1">
      <style:paragraph-properties fo:margin-top="0in" fo:margin-bottom="0.0181in" loext:contextual-spacing="false"/>
      <style:text-properties style:font-name="Latin Modern Math" officeooo:rsid="0036c5a5" officeooo:paragraph-rsid="0036c5a5"/>
    </style:style>
    <style:style style:name="P24" style:family="paragraph" style:parent-style-name="Text_20_body" style:list-style-name="L1">
      <style:paragraph-properties fo:margin-top="0in" fo:margin-bottom="0.0575in" loext:contextual-spacing="false" fo:text-align="justify" style:justify-single-word="false"/>
      <style:text-properties style:font-name="Latin Modern Math" officeooo:rsid="0036c5a5" officeooo:paragraph-rsid="0036c5a5"/>
    </style:style>
    <style:style style:name="P25" style:family="paragraph" style:parent-style-name="Text_20_body" style:list-style-name="L1">
      <style:paragraph-properties fo:margin-top="0in" fo:margin-bottom="0.0972in" loext:contextual-spacing="false" fo:text-align="start" style:justify-single-word="false"/>
      <style:text-properties style:font-name="Ubuntu Mono" officeooo:rsid="0036c5a5" officeooo:paragraph-rsid="0036c5a5"/>
    </style:style>
    <style:style style:name="P26" style:family="paragraph" style:parent-style-name="Text_20_body" style:list-style-name="L1">
      <style:paragraph-properties fo:margin-top="0in" fo:margin-bottom="0.0972in" loext:contextual-spacing="false" fo:text-align="start" style:justify-single-word="false"/>
      <style:text-properties style:font-name="Ubuntu Mono" officeooo:rsid="00375102" officeooo:paragraph-rsid="00375102"/>
    </style:style>
    <style:style style:name="P27" style:family="paragraph" style:parent-style-name="Text_20_body" style:list-style-name="L2">
      <style:paragraph-properties fo:text-align="justify" style:justify-single-word="false" fo:break-before="page"/>
      <style:text-properties style:font-name="Latin Modern Math" officeooo:rsid="003a4692" officeooo:paragraph-rsid="003a4692"/>
    </style:style>
    <style:style style:name="P28" style:family="paragraph" style:parent-style-name="Text_20_body">
      <style:paragraph-properties fo:break-before="page"/>
      <style:text-properties style:font-name="Ubuntu Mono" officeooo:rsid="003d4749" officeooo:paragraph-rsid="003e7fc6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Heading_20_1">
      <style:text-properties officeooo:rsid="0036c5a5" officeooo:paragraph-rsid="0036c5a5"/>
    </style:style>
    <style:style style:name="P31" style:family="paragraph" style:parent-style-name="Heading_20_1">
      <style:text-properties officeooo:rsid="003a4692" officeooo:paragraph-rsid="003a4692"/>
    </style:style>
    <style:style style:name="P32" style:family="paragraph" style:parent-style-name="Heading_20_1">
      <style:paragraph-properties fo:margin-top="0.1665in" fo:margin-bottom="0.0835in" loext:contextual-spacing="false" fo:break-before="page"/>
      <style:text-properties officeooo:rsid="0036c5a5" officeooo:paragraph-rsid="001404f6"/>
    </style:style>
    <style:style style:name="P33" style:family="paragraph" style:parent-style-name="Heading_20_1">
      <style:paragraph-properties fo:break-before="page"/>
      <style:text-properties officeooo:rsid="0013543b" officeooo:paragraph-rsid="0013543b"/>
    </style:style>
    <style:style style:name="P34" style:family="paragraph" style:parent-style-name="Heading_20_2">
      <style:paragraph-properties fo:text-align="start" style:justify-single-word="false"/>
      <style:text-properties officeooo:rsid="0011713a" officeooo:paragraph-rsid="0011713a"/>
    </style:style>
    <style:style style:name="P35" style:family="paragraph" style:parent-style-name="Heading_20_2">
      <style:text-properties officeooo:rsid="003bbe45" officeooo:paragraph-rsid="003bbe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6c5a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bbe45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75102" style:font-style-asian="normal" style:font-style-complex="normal"/>
    </style:style>
    <style:style style:name="T7" style:family="text">
      <style:text-properties fo:font-style="normal" officeooo:rsid="003bbe45" style:font-style-asian="normal" style:font-style-complex="normal"/>
    </style:style>
    <style:style style:name="T8" style:family="text">
      <style:text-properties officeooo:rsid="001b763c"/>
    </style:style>
    <style:style style:name="T9" style:family="text">
      <style:text-properties officeooo:rsid="0036c5a5"/>
    </style:style>
    <style:style style:name="T10" style:family="text">
      <style:text-properties officeooo:rsid="003bbe45"/>
    </style:style>
    <style:style style:name="T11" style:family="text">
      <style:text-properties officeooo:rsid="003e7fc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stantOffice</text:p>
      <text:p text:style-name="P1">Projecto de Bases de Dados – LEIC-A 2016/2017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9" text:outline-level="1">Parte <text:span text:style-name="T9">3</text:span> – <text:span text:style-name="T9">Relatório de Aplicação Web</text:span></text:h>
      <text:h text:style-name="P34" text:outline-level="2"/>
      <text:p text:style-name="P6"/>
      <text:p text:style-name="P6"/>
      <text:h text:style-name="P34" text:outline-level="2"/>
      <text:h text:style-name="P34" text:outline-level="2"/>
      <text:h text:style-name="P34" text:outline-level="2"/>
      <text:p text:style-name="P10"/>
      <text:p text:style-name="P9">Profº Responsável: Gabriel Pestana</text:p>
      <text:p text:style-name="P8">Turno: BD225179L09 – Grupo 2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81045</text:p>
          </table:table-cell>
          <table:table-cell table:style-name="Table1.B1" office:value-type="string">
            <text:p text:style-name="P3">Rui Ventura </text:p>
          </table:table-cell>
          <table:table-cell table:style-name="Table1.C1" office:value-type="string">
            <text:p text:style-name="P2"><text:s/>Tempo dedicado: <text:span text:style-name="T9">13</text:span>h</text:p>
          </table:table-cell>
        </table:table-row>
        <table:table-row>
          <table:table-cell table:style-name="Table1.A1" office:value-type="string">
            <text:p text:style-name="P2">81586</text:p>
          </table:table-cell>
          <table:table-cell table:style-name="Table1.B1" office:value-type="string">
            <text:p text:style-name="P3">Diogo Freitas </text:p>
          </table:table-cell>
          <table:table-cell table:style-name="Table1.C1" office:value-type="string">
            <text:p text:style-name="P2"><text:s/>Tempo dedicado: <text:span text:style-name="T8">3</text:span>h</text:p>
          </table:table-cell>
        </table:table-row>
        <table:table-row>
          <table:table-cell table:style-name="Table1.A1" office:value-type="string">
            <text:p text:style-name="P2">81700</text:p>
          </table:table-cell>
          <table:table-cell table:style-name="Table1.B1" office:value-type="string">
            <text:p text:style-name="P3">Sara Azinhal </text:p>
          </table:table-cell>
          <table:table-cell table:style-name="Table1.C1" office:value-type="string">
            <text:p text:style-name="P2"><text:s/>Tempo dedicado: <text:span text:style-name="T9">13h</text:span></text:p>
          </table:table-cell>
        </table:table-row>
      </table:table>
      <text:p text:style-name="P6"/>
      <text:h text:style-name="P32" text:outline-level="1">Introdução</text:h>
      <text:p text:style-name="P4"><text:tab/>Consta neste relatório o conjunto de consultas(<text:span text:style-name="T3">queries</text:span><text:span text:style-name="T5">), juntamente com </text:span><text:span text:style-name="T3">triggers</text:span><text:span text:style-name="T5"> que permitem definir as restrições de integridade pretendidas. Foram omitidos os ficheiros correspondentes ao esquema </text:span><text:span text:style-name="T6">e população da</text:span><text:span text:style-name="T5"> base de dados, </text:span><text:span text:style-name="T6">tendo sido utilizados </text:span><text:span text:style-name="T5">os ficheiros fornecidos pelo corpo docente.</text:span></text:p>
      <text:h text:style-name="P30" text:outline-level="1">SQL</text:h>
      <text:list xml:id="list2848523711235950204" text:style-name="L1">
        <text:list-item>
          <text:p text:style-name="P21">Quais os espaços com postos que nunca foram alugados?</text:p>
          <text:p text:style-name="P13"><text:span text:style-name="T1">SELECT DISTINCT</text:span> morada, codigo_espaco<text:line-break/><text:span text:style-name="T1">FROM</text:span> Posto<text:line-break/><text:span text:style-name="T1">WHERE</text:span> (morada, codigo) <text:span text:style-name="T1">NOT IN</text:span> (<text:line-break/> <text:s/><text:span text:style-name="T1">SELECT DISTINCT</text:span> morada, codigo<text:line-break/> <text:s/><text:span text:style-name="T1">FROM</text:span> Aluga<text:line-break/>);</text:p>
        </text:list-item>
        <text:list-item>
          <text:p text:style-name="P22">Quais os edifícios com um número de reservas superior à média?</text:p>
          <text:p text:style-name="P14"><text:span text:style-name="T2">SELECT</text:span><text:span text:style-name="T9"> morada<text:line-break/></text:span><text:span text:style-name="T2">FROM</text:span><text:span text:style-name="T9"> (<text:line-break/> </text:span><text:s/><text:span text:style-name="T1">SELECT</text:span> morada, <text:span text:style-name="T1">COUNT</text:span>(1) <text:span text:style-name="T1">AS</text:span> c1<text:line-break/> <text:span text:style-name="T9"><text:s/></text:span><text:span text:style-name="T2">FROM</text:span><text:span text:style-name="T9"> Aluga<text:line-break/> <text:s/></text:span><text:span text:style-name="T2">GROUP BY</text:span><text:span text:style-name="T9"> morada<text:line-break/> <text:s/></text:span><text:span text:style-name="T2">HAVING</text:span><text:span text:style-name="T9"> c1 &gt; (<text:line-break/> <text:s text:c="3"/></text:span><text:span text:style-name="T2">SELECT</text:span><text:span text:style-name="T9"> </text:span><text:span text:style-name="T2">AVG</text:span><text:span text:style-name="T9">(c2)<text:line-break/> <text:s text:c="3"/></text:span><text:span text:style-name="T2">FROM</text:span><text:span text:style-name="T9"> (<text:line-break/> <text:s text:c="5"/></text:span><text:span text:style-name="T2">SELECT</text:span><text:span text:style-name="T9"> morada, </text:span><text:span text:style-name="T2">COUNT</text:span><text:span text:style-name="T9">(1) </text:span><text:span text:style-name="T2">AS</text:span><text:span text:style-name="T9"> c2<text:line-break/> <text:s text:c="5"/></text:span><text:span text:style-name="T2">FROM</text:span><text:span text:style-name="T9"> Aluga<text:line-break/> <text:s text:c="4"/></text:span><text:s/><text:span text:style-name="T1">GROUP BY</text:span> morada<text:line-break/> <text:s text:c="2"/><text:span text:style-name="T9"><text:s/>) </text:span><text:span text:style-name="T2">AS</text:span><text:span text:style-name="T9"> Avg<text:line-break/> <text:s/>)<text:line-break/>) </text:span><text:span text:style-name="T2">AS</text:span><text:span text:style-name="T9"> R;</text:span></text:p>
        </text:list-item>
        <text:list-item>
          <text:p text:style-name="P23">Quais os utilizadores cujos alugáveis foram fiscalizados sempre pelo mesmo fiscal?</text:p>
          <text:p text:style-name="P13"><text:span text:style-name="T1">SELECT</text:span> nif, nome<text:line-break/><text:span text:style-name="T1">FROM</text:span> User<text:line-break/> <text:s/><text:span text:style-name="T1">NATURAL JOIN</text:span> (<text:line-break/> <text:s text:c="3"/><text:span text:style-name="T1">SELECT</text:span> nif, <text:span text:style-name="T1">COUNT</text:span>(1) <text:span text:style-name="T1">AS</text:span> c<text:line-break/> <text:s text:c="3"/><text:span text:style-name="T1">FROM</text:span> (<text:line-break/> <text:s text:c="5"/><text:span text:style-name="T1">SELECT</text:span> <text:span text:style-name="T1">DISTINCT</text:span> nif, id<text:line-break/> <text:s text:c="5"/><text:span text:style-name="T1">FROM</text:span> Arrenda <text:span text:style-name="T1">NATURAL JOIN</text:span> Fiscaliza<text:line-break/> <text:s text:c="3"/>) <text:span text:style-name="T1">AS</text:span> J<text:line-break/> <text:s/><text:span text:style-name="T1">GROUP BY</text:span> nif<text:line-break/> <text:s/><text:span text:style-name="T1">HAVING</text:span> c = 1<text:line-break/>) <text:span text:style-name="T1">AS</text:span> R;</text:p>
        </text:list-item>
        <text:list-item>
          <text:p text:style-name="P24"><text:soft-page-break/>Qual o montante total realizado (pago) por cada espaço durante o ano de 2016, assumindo que a tarifa indicada na oferta é diária? (Considerado os casos em que o espaço foi alugado totalmente ou por postos)</text:p>
          <text:p text:style-name="P25"><text:span text:style-name="T1">SELECT</text:span> morada, codigo_espaco,<text:line-break/> <text:s/><text:span text:style-name="T1">SUM</text:span>(tarifa * <text:span text:style-name="T1">DATEDIFF</text:span>(data_fim, data_inicio)) <text:span text:style-name="T1">AS</text:span> montante_total<text:line-break/><text:span text:style-name="T1">FROM</text:span> Oferta<text:line-break/> <text:s/><text:span text:style-name="T1">NATURAL JOIN</text:span> Aluga<text:line-break/> <text:s/><text:span text:style-name="T1">NATURAL JOIN</text:span> Paga<text:line-break/> <text:s/><text:span text:style-name="T1">NATURAL JOIN</text:span> (<text:line-break/> <text:s text:c="3"/><text:span text:style-name="T1">SELECT</text:span> morada, codigo, codigo_espaco<text:line-break/> <text:s text:c="3"/><text:span text:style-name="T1">FROM</text:span> Alugavel <text:span text:style-name="T1">NATURAL JOIN</text:span> Posto<text:line-break/> <text:s text:c="3"/><text:span text:style-name="T1">UNION</text:span><text:line-break/> <text:s text:c="3"/><text:span text:style-name="T1">SELECT</text:span> morada, codigo, codigo <text:span text:style-name="T1">AS</text:span> codigo_espaco<text:line-break/> <text:s text:c="3"/><text:span text:style-name="T1">FROM</text:span> Alugavel <text:span text:style-name="T1">NATURAL JOIN</text:span> Espaco<text:line-break/> <text:s/>) <text:span text:style-name="T1">AS</text:span> A<text:line-break/><text:span text:style-name="T1">WHERE</text:span> <text:span text:style-name="T1">YEAR</text:span>(data) = 2016<text:line-break/><text:span text:style-name="T1">GROUP BY</text:span> morada, codigo_espaco;</text:p>
        </text:list-item>
        <text:list-item>
          <text:p text:style-name="P24">Quais os espaços de trabalhos cujos postos nele contidos foram todos alugados, entendendo-se por alugado um posto de trabalho que tenha pelo menos uma oferta aceite, independentemente das suas datas?</text:p>
          <text:p text:style-name="P26"><text:span text:style-name="T1">SELECT</text:span> <text:span text:style-name="T1">DISTINCT</text:span> morada, codigo_espaco <text:span text:style-name="T1">AS</text:span> codigo<text:line-break/><text:span text:style-name="T1">FROM</text:span> (<text:line-break/> <text:s/><text:span text:style-name="T1">SELECT</text:span> morada, codigo_espaco, <text:span text:style-name="T1">COUNT</text:span>(1) <text:span text:style-name="T1">AS</text:span> c<text:line-break/> <text:s/><text:span text:style-name="T1">FROM</text:span> Posto<text:line-break/> <text:s text:c="3"/><text:span text:style-name="T1">NATURAL JOIN</text:span> Aluga<text:line-break/> <text:s text:c="3"/><text:span text:style-name="T1">NATURAL JOIN</text:span> (<text:line-break/> <text:s text:c="5"/><text:span text:style-name="T1">SELECT</text:span> <text:span text:style-name="T1">DISTINCT</text:span> numero<text:line-break/> <text:s text:c="5"/><text:span text:style-name="T1">FROM</text:span> Estado<text:line-break/> <text:s text:c="5"/><text:span text:style-name="T1">WHERE</text:span> estado = ‘Aceite’<text:line-break/> <text:s text:c="3"/>) <text:span text:style-name="T1">AS</text:span> R<text:line-break/> <text:s/><text:span text:style-name="T1">GROUP BY</text:span> morada, codigo_espaco<text:line-break/>) <text:span text:style-name="T1">AS</text:span> A<text:line-break/> <text:s/><text:span text:style-name="T1">NATURAL JOIN</text:span> (<text:line-break/> <text:s text:c="3"/><text:span text:style-name="T1">SELECT</text:span> morada, codigo_espaco <text:span text:style-name="T1">COUNT</text:span>(1) <text:span text:style-name="T1">AS</text:span> c<text:line-break/> <text:s text:c="3"/><text:span text:style-name="T1">FROM</text:span> Posto<text:line-break/> <text:s text:c="3"/><text:span text:style-name="T1">GROUP BY</text:span> morada, codigo_espaco<text:line-break/>) <text:span text:style-name="T1">AS</text:span> T;</text:p>
        </text:list-item>
      </text:list>
      <text:h text:style-name="P33" text:outline-level="1">Restrições de Integridade</text:h>
      <text:p text:style-name="P7"/>
      <text:list xml:id="list2233537736663891844" text:style-name="L2">
        <text:list-item>
          <text:p text:style-name="P17">RI-1: “Não podem existir ofertas com datas sobrepostas”</text:p>
          <text:p text:style-name="P15"><text:span text:style-name="T1">DELIMITER</text:span> $<text:line-break/><text:line-break/><text:span text:style-name="T1">CREATE TRIGGER</text:span> TRG_Oferta_dates_overlap<text:line-break/><text:span text:style-name="T1">BEFORE INSERT ON</text:span> Oferta<text:line-break/><text:span text:style-name="T1">FOR EACH ROW</text:span><text:line-break/> <text:s/><text:span text:style-name="T1">BEGIN</text:span><text:line-break/><text:line-break/> <text:s text:c="3"/><text:span text:style-name="T1">IF</text:span> New.data_inicio &gt; New.data_fim<text:line-break/> <text:s text:c="5"/><text:span text:style-name="T1">THEN</text:span> <text:span text:style-name="T1">CALL</text:span> exception_begining_date_gt_end_date ();<text:line-break/> <text:s text:c="3"/><text:span text:style-name="T1">END</text:span> <text:span text:style-name="T1">IF</text:span>;<text:line-break/><text:line-break/> <text:s text:c="3"/><text:span text:style-name="T1">IF</text:span> <text:span text:style-name="T1">EXISTS</text:span> (<text:line-break/> <text:s text:c="5"/><text:span text:style-name="T1">SELECT</text:span> 1<text:line-break/> <text:s text:c="5"/><text:span text:style-name="T1">FROM</text:span> Oferta<text:line-break/> <text:s text:c="5"/><text:span text:style-name="T1">WHERE</text:span> New.morada = morada<text:line-break/> <text:s text:c="7"/><text:span text:style-name="T1">AND</text:span> New.codigo = codigo<text:line-break/> <text:s text:c="7"/><text:span text:style-name="T1">AND</text:span> data_inicio &lt; New.data_fim<text:line-break/> <text:s text:c="7"/><text:span text:style-name="T1">AND</text:span> New.data_inicio &lt; data_fim<text:line-break/> <text:s text:c="5"/>)<text:line-break/> <text:s text:c="5"/><text:span text:style-name="T1">THEN</text:span> <text:span text:style-name="T1">CALL</text:span> exception_dates_overlap ();<text:line-break/> <text:s/><text:tab/><text:span text:style-name="T1">END</text:span> <text:span text:style-name="T1">IF</text:span>;<text:line-break/><text:line-break/> <text:s/><text:span text:style-name="T1">END</text:span> $<text:line-break/><text:line-break/><text:span text:style-name="T1">DELIMITER</text:span> ;</text:p>
        </text:list-item>
        <text:list-item>
          <text:p text:style-name="P27">RI-2: “A data de pagamento de uma reserva paga tem que ser superior ao timestamp do último estado da reserva”</text:p>
          <text:p text:style-name="P15"><text:span text:style-name="T1">DELIMITER</text:span> $<text:line-break/><text:line-break/><text:span text:style-name="T1">CREATE TRIGGER</text:span> TRG_Paga_state_timestamp<text:line-break/><text:span text:style-name="T1">BEFORE INSERT ON</text:span> Paga<text:line-break/><text:span text:style-name="T1">FOR EACH ROW</text:span><text:line-break/> <text:span text:style-name="T1">BEGIN</text:span><text:line-break/><text:line-break/> <text:span text:style-name="T1">IF</text:span> <text:span text:style-name="T1">EXISTS</text:span> (<text:line-break/> <text:span text:style-name="T1">SELECT</text:span> 1<text:line-break/> <text:span text:style-name="T1">FROM</text:span> Estado<text:line-break/> <text:span text:style-name="T1">WHERE</text:span> New.numero = numero<text:line-break/> <text:span text:style-name="T1">AND</text:span> (New.data &lt; time_stamp<text:line-break/> <text:span text:style-name="T1">OR</text:span> estado = 'Paga')<text:line-break/> )<text:line-break/> <text:span text:style-name="T1">THEN</text:span><text:line-break/> <text:span text:style-name="T1">CALL</text:span> exception_paid_or_date_lt_last_state_timestamp ();<text:line-break/> <text:span text:style-name="T1">ELSE</text:span><text:line-break/> <text:span text:style-name="T1">INSERT INTO</text:span> Estado(numero, estado) <text:span text:style-name="T1">VALUES</text:span>(New.numero, 'Paga');<text:line-break/> <text:span text:style-name="T1">END</text:span> <text:span text:style-name="T1">IF</text:span>;<text:line-break/><text:line-break/> <text:span text:style-name="T1">END</text:span> $<text:line-break/><text:line-break/><text:span text:style-name="T1">DELIMITER</text:span> ;</text:p>
        </text:list-item>
      </text:list>
      <text:p text:style-name="P16"/>
      <text:h text:style-name="P31" text:outline-level="1">Aplicação</text:h>
      <text:p text:style-name="P11"><text:tab/><text:span text:style-name="T10">Abaixo segue-se um exemplo de interação com a base de dados, incluindo ligação à base de dados e inserção de um registo que requer </text:span><text:span text:style-name="T4">input</text:span><text:span text:style-name="T7"> do utilizador usando </text:span><text:span text:style-name="T4">prepared statements </text:span><text:span text:style-name="T7">e</text:span><text:span text:style-name="T4"> </text:span><text:span text:style-name="T10">transações. Tomámos a decisão de, na remoção de registos, não tomar proveito destes mecanismos, uma vez que se tratam de transações simples, pelo que as </text:span><text:span text:style-name="T4">queries</text:span><text:span text:style-name="T7"> são feitas directamente.</text:span></text:p>
      <text:h text:style-name="P35" text:outline-level="2">Exemplo – Criar Reserva (Formulário)</text:h>
      <text:p text:style-name="P18"/>
      <text:p text:style-name="P19"><text:span text:style-name="T1">try</text:span> {<text:line-break/> <text:s/><text:line-break/> <text:s/>$db = <text:span text:style-name="T1">new</text:span> PDO("mysql:host=$dbhost;dbname=$dbname;", $dbuser, $dbpass);<text:line-break/> <text:s/>$db-&gt;setAttribute(PDO::ATTR_ERRMODE, PDO::ERRMODE_EXCEPTION);</text:p>
      <text:p text:style-name="P28"><text:s text:c="2"/><text:span text:style-name="T1">if</text:span> ($_SERVER['REQUEST_METHOD'] === "POST") {<text:line-break/> <text:s text:c="3"/><text:span text:style-name="T1">try</text:span> {<text:line-break/> <text:s text:c="5"/>$db-&gt;beginTransaction();<text:line-break/><text:line-break/> <text:s text:c="5"/>$stmt = $db-&gt;prepare("<text:span text:style-name="T1">INSERT INTO</text:span> Aluga <text:span text:style-name="T1">VALUES</text:span> (?, ?, ?, ?, ?)");<text:line-break/> <text:s text:c="5"/>$stmt-&gt;execute(<text:line-break/> <text:s text:c="7"/><text:span text:style-name="T1">array</text:span>($_REQUEST['morada'], $_REQUEST['codigo'],<text:line-break/> <text:s text:c="7"/>$_REQUEST['data_inicio'], $_REQUEST['nif'], $_REQUEST['numero'])<text:line-break/> <text:s text:c="5"/>);<text:line-break/> <text:s text:c="5"/>$stmt = <text:span text:style-name="T1">null</text:span>;<text:line-break/><text:line-break/> <text:s text:c="5"/><text:span text:style-name="T1">echo</text:span> "&lt;<text:span text:style-name="T1">p</text:span>&gt;Inserção feita com sucesso!&lt;/<text:span text:style-name="T1">p</text:span>&gt;";<text:line-break/><text:line-break/> <text:s text:c="5"/>$db-&gt;commit();<text:line-break/> <text:s text:c="3"/>} <text:span text:style-name="T1">catch</text:span> (PDOException $e) {<text:line-break/> <text:s text:c="5"/>$db<text:span text:style-name="T11">-&gt;</text:span>rollBack();<text:line-break/> <text:s text:c="5"/><text:span text:style-name="T1">echo</text:span> "&lt;<text:span text:style-name="T1">p</text:span>&gt;{$e<text:span text:style-name="T11">-&gt;</text:span>getMessage()}&lt;/<text:span text:style-name="T1">p</text:span>&gt;";<text:line-break/> <text:s text:c="3"/>}<text:line-break/> <text:s/>} <text:span text:style-name="T1">else</text:span> {<text:line-break/> <text:s text:c="3"/><text:span text:style-name="T1">echo</text:span> "<text:line-break/> <text:s text:c="5"/>&lt;<text:span text:style-name="T1">form</text:span> <text:span text:style-name="T1">method</text:span>=\"post\"&gt;<text:line-break/> <text:s text:c="7"/>&lt;<text:span text:style-name="T1">p</text:span>&gt;Numero: &lt;<text:span text:style-name="T1">input</text:span> <text:span text:style-name="T1">type</text:span>=\"text\" <text:span text:style-name="T1">name</text:span>=\"numero\" <text:span text:style-name="T1">required</text:span> /&gt;&lt;/<text:span text:style-name="T1">p</text:span>&gt;<text:line-break/> <text:s text:c="7"/>&lt;<text:span text:style-name="T1">p</text:span>&gt;Nif: &lt;<text:span text:style-name="T1">input</text:span> <text:span text:style-name="T1">type</text:span>=\"text\" <text:span text:style-name="T1">name</text:span>=\"nif\" <text:span text:style-name="T1">required</text:span> /&gt;&lt;/<text:span text:style-name="T1">p</text:span>&gt;<text:line-break/> <text:s text:c="7"/>&lt;<text:span text:style-name="T1">input</text:span> <text:span text:style-name="T1">type</text:span>=\"hidden\" <text:span text:style-name="T1">name</text:span>=\"morada\" <text:span text:style-name="T1">value</text:span>=\"".$_REQUEST['morada']."\"/&gt;<text:line-break/> <text:s text:c="7"/>&lt;<text:span text:style-name="T1">input</text:span> <text:span text:style-name="T1">type</text:span>=\"hidden\" <text:span text:style-name="T1">name</text:span>=\"codigo\" <text:span text:style-name="T1">value</text:span>=\"".$_REQUEST['codigo']."\"/&gt;<text:line-break/> <text:s text:c="7"/>&lt;<text:span text:style-name="T1">input</text:span> <text:span text:style-name="T1">type</text:span>=\"hidden\" <text:span text:style-name="T1">name</text:span>=\"data_inicio\" <text:span text:style-name="T1">value</text:span>=\"".<text:line-break/> <text:s text:c="9"/>$_REQUEST['data_inicio']."\"/&gt;<text:line-break/> <text:s text:c="7"/>&lt;<text:span text:style-name="T1">input</text:span> <text:span text:style-name="T1">type</text:span>=\"submit\" <text:span text:style-name="T1">value</text:span>=\"Inserir\"/&gt;<text:line-break/> <text:s text:c="5"/>&lt;/<text:span text:style-name="T1">form</text:span>&gt;";<text:line-break/> <text:s/>}<text:line-break/><text:line-break/> <text:s/>$db = <text:span text:style-name="T1">null</text:span>;<text:line-break/><text:line-break/>} <text:span text:style-name="T1">catch</text:span> (PDOException $e) {<text:line-break/> <text:s/><text:span text:style-name="T1">echo</text:span> "&lt;<text:span text:style-name="T1">p</text:span>&gt;PDOException: {$e<text:span text:style-name="T11">-&gt;</text:span>getMessage()}&lt;/<text:span text:style-name="T1">p</text:span>&gt;";<text:line-break/>}<text:line-break/></text:p>
      <text:p text:style-name="P20"><text:tab/>De modo a atingir este formulário, existem páginas que permitem a navegação sem requerir input directo do teclado por parte do utilizador para, de algum modo, atenuar os erros que o utilizador possa causar e/ou simplificar as consultas ou ações sobre bases de dados necessárias para concluir uma ação.</text:p>
      <text:p text:style-name="P20"><text:tab/>São apresentadas as tabelas relevantes à acção, como, por exemplo, <text:span text:style-name="T11">neste caso, a tabela</text:span> <text:span text:style-name="T11">com as </text:span>ofertas disponíveis de modo a criar uma reserva, <text:span text:style-name="T11">podendo o utilizador clicar numa ligação adjacente à oferta sobre a qual deseja criar a ofer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in Modern Math2" svg:font-family="'Latin Modern Math'" style:font-adornments="Regular"/>
    <style:font-face style:name="Lohit Devanagari1" svg:font-family="'Lohit Devanagari'"/>
    <style:font-face style:name="Ubuntu Mono" svg:font-family="'Ubuntu Mono'" style:font-pitch="fixed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atin Modern Math1" fo:font-family="'Latin Modern Math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in Modern Math1" fo:font-family="'Latin Modern Math'" style:font-style-name="Regular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style:font-name="Latin Modern Math" fo:font-family="'Latin Modern Math'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6:24:41.191038644</meta:creation-date>
    <dc:date>2016-12-02T22:54:05.833585854</dc:date>
    <meta:editing-duration>PT1H2M15S</meta:editing-duration>
    <meta:editing-cycles>16</meta:editing-cycles>
    <meta:generator>LibreOffice/5.2.3.3$Linux_X86_64 LibreOffice_project/20m0$Build-3</meta:generator>
    <meta:document-statistic meta:table-count="1" meta:image-count="0" meta:object-count="0" meta:page-count="6" meta:paragraph-count="39" meta:word-count="787" meta:character-count="5848" meta:non-whitespace-character-count="4658"/>
  </office:meta>
</office:document-meta>
</file>